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8a0d" officeooo:paragraph-rsid="00048a0d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3" style:family="paragraph" style:parent-style-name="Text_20_body">
      <style:text-properties officeooo:rsid="00048a0d" officeooo:paragraph-rsid="00048a0d"/>
    </style:style>
    <style:style style:name="T1" style:family="text">
      <style:text-properties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3">todos estamos conectados por una <text:span text:style-name="Strong_20_Emphasis">memoria colectiva</text:span> que trasciende el tiempo</text:p>
      <text:p text:style-name="P3"/>
      <text:p text:style-name="P3"/>
      <text:p text:style-name="P3">Nuestras acciones y decisiones no solo afectan nuestro propio destino, sino también el de las generaciones futuras</text:p>
      <text:p text:style-name="P3"/>
      <text:p text:style-name="P3"/>
      <text:p text:style-name="P3"><text:span text:style-name="Emphasis">Cada individuo es único por su historia y experiencias, pero todos compartimos una memoria común que nos conecta como especie</text:span></text:p>
      <text:p text:style-name="P3"><text:span text:style-name="Emphasis"/></text:p>
      <text:p text:style-name="P3"><text:span text:style-name="Emphasis"/></text:p>
      <text:p text:style-name="Horizontal_20_Line"><text:span text:style-name="Emphasis"/></text:p>
      <text:p text:style-name="Text_20_body"><text:span text:style-name="Emphasis"/></text:p>
      <text:p text:style-name="Text_20_body"><text:span text:style-name="Emphasis"/></text:p>
      <text:p text:style-name="Standard"><text:span text:style-name="Emphasis"><text:span text:style-name="T1">DESA:</text:span></text:span></text:p>
      <text:p text:style-name="P2"/>
      <text:p text:style-name="P2"/>
      <text:p text:style-name="P2">"aunque cada individuo es único, todos estamos conectados por una memoria colectiva que trasciende el tiempo"</text:p>
      <text:p text:style-name="P2"/>
      <text:p text:style-name="P2">"Nuestras acciones y decisiones no solo afectan nuestro propio destino, sino también el de las generaciones futuras"</text:p>
      <text:p text:style-name="P2"/>
      <text:p text:style-name="P2"/>
      <text:p text:style-name="P2">- Intro:</text:p>
      <text:p text:style-name="P2"/>
      <text:p text:style-name="P2">- Conoces a ese hombre? -, preguntó Kael desconcertado </text:p>
      <text:p text:style-name="P2">- Le he visto, no muy lejos de aquí- , respondió Elara </text:p>
      <text:p text:style-name="P2">- Los hechos grabados en estos registros sucedieron hace nueve siglos-, comentó Kael </text:p>
      <text:p text:style-name="P2">- Morgerathus continua con vida -, afirmó Elara, confirmando una realidad que Kael no se atrevió a negar </text:p>
      <text:p text:style-name="P2"/>
      <text:p text:style-name="P2">- Y que sucedió después?, lo que hemos visto no explica la destrucción de la ciudad y la desaparición de los...-, preguntó Elara </text:p>
      <text:p text:style-name="P2"/>
      <text:p text:style-name="P2">Solo quedaba un único tubo de cristal por revisar</text:p>
      <text:p text:style-name="P2">Si los sucesos que destruyeron la ciudad habían quedado registrados debían estar allí</text:p>
      <text:p text:style-name="P2"/>
      <text:p text:style-name="P2"><text:soft-page-break/></text:p>
      <text:p text:style-name="P2"/>
      <text:p text:style-name="P2">- Aeloria:</text:p>
      <text:p text:style-name="P2"/>
      <text:p text:style-name="P2">Al activar el cristal las primeras imágenes sorprenden a Elara.</text:p>
      <text:p text:style-name="P2">Se ve a si misma hablando en una reunión del consejo </text:p>
      <text:p text:style-name="P2">No puede creer lo que vé </text:p>
      <text:p text:style-name="P2">- Soy yo -, comenta confundida </text:p>
      <text:p text:style-name="P2">- tenéis un gran parecido -, dice Kael, y continua, - su nombre es Aeloria </text:p>
      <text:p text:style-name="P2">Aeloria fue una mujer muy respetable, integra, de sólidos principios </text:p>
      <text:p text:style-name="P2">Consiguió reunir al pueblo para formar un ejército de resistencia contra Morgerathus </text:p>
      <text:p text:style-name="P2"/>
      <text:p text:style-name="P2">Aeloria se convirtió en líder de la resistencia </text:p>
      <text:p text:style-name="P2">Lucho con energía </text:p>
      <text:p text:style-name="P2">Y el pueblo había depositado en ella toda su confianza </text:p>
      <text:p text:style-name="P2">Y sus acciones la convirtieron en un héroe -</text:p>
      <text:p text:style-name="P2"/>
      <text:p text:style-name="P2">En la grabación Aeloria explica al consejo que Omniscientis ya está en poder de Morgerathus y que se prepara para realizar un conjuro que lo convertirá en el amo del mundo </text:p>
      <text:p text:style-name="P2">Aeloria urge al consejo para que le proporcione los recursos necesarios para detenerlo antes de la media noche, después de eso será demasiado tarde, Morgerathus habrá conseguido un poder ilimitado y ya nada podrá detenerlo </text:p>
      <text:p text:style-name="P2"/>
      <text:p text:style-name="P2">En ese momento la grabación se interrumpe y no hay nada más grabado </text:p>
      <text:p text:style-name="P2">Ese es el último registro </text:p>
      <text:p text:style-name="P2"/>
      <text:p text:style-name="P2"/>
      <text:p text:style-name="P2"/>
      <text:p text:style-name="P2"/>
      <text:p text:style-name="P2">- Profesia:</text:p>
      <text:p text:style-name="P2"/>
      <text:p text:style-name="P2">- El diario:</text:p>
      <text:p text:style-name="P2"/>
      <text:p text:style-name="P2">- El legado:</text:p>
      <text:p text:style-name="P2"/>
      <text:p text:style-name="Text_20_body"><text:span text:style-name="Emphas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2T17:03:08.156000000</meta:creation-date>
    <dc:date>2025-02-22T19:38:20.127000000</dc:date>
    <meta:editing-duration>PT2H35M11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3" meta:word-count="375" meta:character-count="2215" meta:non-whitespace-character-count="1855"/>
  </office:meta>
</office:document-meta>
</file>